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9c4ca"/>
    </style:style>
    <style:style style:name="P2" style:family="paragraph" style:parent-style-name="Text_20_body">
      <style:paragraph-properties fo:text-align="center" style:justify-single-word="false"/>
      <style:text-properties officeooo:paragraph-rsid="001c180a"/>
    </style:style>
    <style:style style:name="P3" style:family="paragraph" style:parent-style-name="Text_20_body">
      <style:paragraph-properties fo:text-align="center" style:justify-single-word="false"/>
      <style:text-properties officeooo:paragraph-rsid="001d488a"/>
    </style:style>
    <style:style style:name="P4" style:family="paragraph" style:parent-style-name="Text_20_body">
      <style:text-properties officeooo:paragraph-rsid="0023e5b8"/>
    </style:style>
    <style:style style:name="P5" style:family="paragraph" style:parent-style-name="Text_20_body">
      <style:paragraph-properties fo:line-height="100%" fo:text-align="justify" style:justify-single-word="false"/>
      <style:text-properties style:font-name="Times New Roman" officeooo:paragraph-rsid="002dc3d5"/>
    </style:style>
    <style:style style:name="P6" style:family="paragraph" style:parent-style-name="Text_20_body">
      <style:paragraph-properties fo:line-height="100%"/>
      <style:text-properties style:font-name="Times New Roman" fo:font-weight="bold" officeooo:rsid="00356282" officeooo:paragraph-rsid="00356282" style:font-weight-asian="bold" style:font-weight-complex="bold"/>
    </style:style>
    <style:style style:name="P7" style:family="paragraph" style:parent-style-name="Text_20_body">
      <style:text-properties style:font-name="Times New Roman" officeooo:paragraph-rsid="003378eb"/>
    </style:style>
    <style:style style:name="P8" style:family="paragraph" style:parent-style-name="Text_20_body">
      <style:paragraph-properties fo:line-height="100%"/>
      <style:text-properties style:font-name="Times New Roman" officeooo:rsid="004ce24a" officeooo:paragraph-rsid="005b1bb9"/>
    </style:style>
    <style:style style:name="P9" style:family="paragraph" style:parent-style-name="Text_20_body">
      <style:paragraph-properties fo:line-height="100%" fo:text-align="justify" style:justify-single-word="false"/>
      <style:text-properties style:font-name="Times New Roman" fo:font-weight="normal" officeooo:rsid="002f3168" officeooo:paragraph-rsid="002f3168" style:font-weight-asian="normal" style:font-weight-complex="normal"/>
    </style:style>
    <style:style style:name="P10" style:family="paragraph" style:parent-style-name="Text_20_body">
      <style:paragraph-properties fo:line-height="100%"/>
      <style:text-properties style:font-name="Times New Roman" officeooo:rsid="005b1bb9" officeooo:paragraph-rsid="005b1bb9"/>
    </style:style>
    <style:style style:name="P11" style:family="paragraph" style:parent-style-name="Text_20_body">
      <style:paragraph-properties fo:line-height="100%" fo:text-align="justify" style:justify-single-word="false"/>
      <style:text-properties style:font-name="Times New Roman" fo:font-style="normal" officeooo:rsid="004a736a" officeooo:paragraph-rsid="004642de" style:font-style-asian="normal" style:font-style-complex="normal"/>
    </style:style>
    <style:style style:name="P12" style:family="paragraph" style:parent-style-name="Text_20_body">
      <style:paragraph-properties fo:line-height="100%" fo:text-align="justify" style:justify-single-word="false"/>
      <style:text-properties officeooo:rsid="00356282" officeooo:paragraph-rsid="00356282"/>
    </style:style>
    <style:style style:name="P13" style:family="paragraph" style:parent-style-name="Text_20_body">
      <style:paragraph-properties fo:line-height="100%" fo:text-align="justify" style:justify-single-word="false"/>
      <style:text-properties fo:font-weight="bold" officeooo:rsid="0044904b" officeooo:paragraph-rsid="004d71b6" style:font-weight-asian="bold" style:font-weight-complex="bold"/>
    </style:style>
    <style:style style:name="P14" style:family="paragraph" style:parent-style-name="Text_20_body">
      <style:paragraph-properties fo:line-height="100%" fo:text-align="justify" style:justify-single-word="false"/>
      <style:text-properties fo:font-weight="normal" officeooo:rsid="0044904b" officeooo:paragraph-rsid="005b1bb9" style:font-weight-asian="normal" style:font-weight-complex="normal"/>
    </style:style>
    <style:style style:name="P15" style:family="paragraph" style:parent-style-name="Text_20_body">
      <style:paragraph-properties fo:line-height="100%" fo:text-align="justify" style:justify-single-word="false"/>
      <style:text-properties officeooo:rsid="0044904b" officeooo:paragraph-rsid="004642de"/>
    </style:style>
    <style:style style:name="P16" style:family="paragraph" style:parent-style-name="Text_20_body">
      <style:text-properties officeooo:rsid="006c334a" officeooo:paragraph-rsid="006c334a"/>
    </style:style>
    <style:style style:name="P17" style:family="paragraph" style:parent-style-name="Text_20_body">
      <style:text-properties officeooo:rsid="006c334a" officeooo:paragraph-rsid="006e32b7"/>
    </style:style>
    <style:style style:name="P18" style:family="paragraph" style:parent-style-name="Text_20_body">
      <style:text-properties officeooo:paragraph-rsid="006c334a"/>
    </style:style>
    <style:style style:name="P19" style:family="paragraph" style:parent-style-name="Text_20_body">
      <style:text-properties officeooo:rsid="006c5b43" officeooo:paragraph-rsid="006c5b43"/>
    </style:style>
    <style:style style:name="P20" style:family="paragraph" style:parent-style-name="Text_20_body">
      <style:text-properties officeooo:rsid="006d8c75" officeooo:paragraph-rsid="006d8c75"/>
    </style:style>
    <style:style style:name="P21" style:family="paragraph" style:parent-style-name="Text_20_body">
      <style:paragraph-properties fo:margin-left="0cm" fo:margin-right="0cm" fo:line-height="100%" fo:text-align="justify" style:justify-single-word="false" fo:text-indent="0cm" style:auto-text-indent="false"/>
      <style:text-properties style:font-name="Times New Roman" officeooo:paragraph-rsid="002dc3d5"/>
    </style:style>
    <style:style style:name="P22" style:family="paragraph" style:parent-style-name="Title">
      <style:paragraph-properties fo:text-align="center" style:justify-single-word="false"/>
      <style:text-properties officeooo:rsid="0016e96c" officeooo:paragraph-rsid="0016e96c"/>
    </style:style>
    <style:style style:name="P23" style:family="paragraph" style:parent-style-name="Footnote">
      <style:text-properties style:font-name="Times New Roman" fo:font-style="italic" officeooo:rsid="0046cf9f" officeooo:paragraph-rsid="0046cf9f" style:font-style-asian="italic" style:font-style-complex="italic"/>
    </style:style>
    <style:style style:name="P24" style:family="paragraph" style:parent-style-name="Footnote">
      <style:text-properties style:font-name="Times New Roman" fo:font-style="italic" officeooo:rsid="0029082e" officeooo:paragraph-rsid="0029082e" style:font-style-asian="italic" style:font-style-complex="italic"/>
    </style:style>
    <style:style style:name="P25" style:family="paragraph" style:parent-style-name="Footnote">
      <style:text-properties style:font-name="Times New Roman" fo:font-style="italic" officeooo:rsid="006c4610" officeooo:paragraph-rsid="006c4610" style:font-style-asian="italic" style:font-style-complex="italic"/>
    </style:style>
    <style:style style:name="P26" style:family="paragraph" style:parent-style-name="Subtitle">
      <style:text-properties officeooo:rsid="001a3ce6" officeooo:paragraph-rsid="001a3ce6"/>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paragraph-properties fo:line-height="100%" fo:text-align="justify" style:justify-single-word="false"/>
      <style:text-properties fo:font-weight="normal" officeooo:rsid="0044904b" officeooo:paragraph-rsid="00746f17" style:font-weight-asian="normal" style:font-weight-complex="normal"/>
    </style:style>
    <style:style style:name="P30" style:family="paragraph" style:parent-style-name="Heading_20_1" style:list-style-name="">
      <style:text-properties officeooo:paragraph-rsid="00237e91"/>
    </style:style>
    <style:style style:name="P31" style:family="paragraph" style:parent-style-name="Heading_20_1">
      <style:paragraph-properties fo:break-before="page"/>
      <style:text-properties officeooo:rsid="0023e5b8" officeooo:paragraph-rsid="0023e5b8"/>
    </style:style>
    <style:style style:name="P32" style:family="paragraph" style:parent-style-name="Heading_20_1">
      <style:paragraph-properties fo:break-before="page"/>
      <style:text-properties officeooo:rsid="003378eb" officeooo:paragraph-rsid="003378eb"/>
    </style:style>
    <style:style style:name="P33" style:family="paragraph" style:parent-style-name="Heading_20_1">
      <style:paragraph-properties fo:break-before="page"/>
      <style:text-properties officeooo:rsid="006c334a" officeooo:paragraph-rsid="006c334a"/>
    </style:style>
    <style:style style:name="T1" style:family="text">
      <style:text-properties officeooo:rsid="00173611"/>
    </style:style>
    <style:style style:name="T2" style:family="text">
      <style:text-properties officeooo:rsid="00191871"/>
    </style:style>
    <style:style style:name="T3" style:family="text">
      <style:text-properties officeooo:rsid="001c180a"/>
    </style:style>
    <style:style style:name="T4" style:family="text">
      <style:text-properties officeooo:rsid="001d488a"/>
    </style:style>
    <style:style style:name="T5" style:family="text">
      <style:text-properties officeooo:rsid="00284507"/>
    </style:style>
    <style:style style:name="T6" style:family="text">
      <style:text-properties fo:font-weight="bold" officeooo:rsid="0024d990" style:font-weight-asian="bold" style:font-weight-complex="bold"/>
    </style:style>
    <style:style style:name="T7" style:family="text">
      <style:text-properties fo:font-style="italic" officeooo:rsid="00284507" style:font-style-asian="italic" style:font-style-complex="italic"/>
    </style:style>
    <style:style style:name="T8" style:family="text">
      <style:text-properties fo:font-weight="normal" officeooo:rsid="0024d990" style:font-weight-asian="normal" style:font-weight-complex="normal"/>
    </style:style>
    <style:style style:name="T9" style:family="text">
      <style:text-properties fo:font-weight="normal" officeooo:rsid="002f1449" style:font-weight-asian="normal" style:font-weight-complex="normal"/>
    </style:style>
    <style:style style:name="T10" style:family="text">
      <style:text-properties style:font-name="Times New Roman"/>
    </style:style>
    <style:style style:name="T11" style:family="text">
      <style:text-properties style:font-name="Times New Roman" officeooo:rsid="00365df1"/>
    </style:style>
    <style:style style:name="T12" style:family="text">
      <style:text-properties style:font-name="Times New Roman" officeooo:rsid="00375274"/>
    </style:style>
    <style:style style:name="T13" style:family="text">
      <style:text-properties style:font-name="Times New Roman" fo:font-style="italic" officeooo:rsid="00375274" style:font-style-asian="italic" style:font-style-complex="italic"/>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officeooo:rsid="00375274" style:font-style-asian="normal" style:font-style-complex="normal"/>
    </style:style>
    <style:style style:name="T16" style:family="text">
      <style:text-properties style:font-name="Times New Roman" fo:font-style="normal" officeooo:rsid="0038cb91" style:font-style-asian="normal" style:font-style-complex="normal"/>
    </style:style>
    <style:style style:name="T17" style:family="text">
      <style:text-properties style:font-name="Times New Roman" fo:font-style="normal" officeooo:rsid="00398bda" style:font-style-asian="normal" style:font-style-complex="normal"/>
    </style:style>
    <style:style style:name="T18" style:family="text">
      <style:text-properties style:font-name="Times New Roman" fo:font-style="normal" officeooo:rsid="00409aeb" style:font-style-asian="normal" style:font-style-complex="normal"/>
    </style:style>
    <style:style style:name="T19" style:family="text">
      <style:text-properties style:font-name="Times New Roman" fo:font-style="normal" officeooo:rsid="00418d58" style:font-style-asian="normal" style:font-style-complex="normal"/>
    </style:style>
    <style:style style:name="T20" style:family="text">
      <style:text-properties style:font-name="Times New Roman" fo:font-style="normal" officeooo:rsid="0041cf9a" style:font-style-asian="normal" style:font-style-complex="normal"/>
    </style:style>
    <style:style style:name="T21" style:family="text">
      <style:text-properties style:font-name="Times New Roman" fo:font-style="normal" officeooo:rsid="004642de" style:font-style-asian="normal" style:font-style-complex="normal"/>
    </style:style>
    <style:style style:name="T22" style:family="text">
      <style:text-properties style:font-name="Times New Roman" fo:font-style="normal" officeooo:rsid="0048c31b" style:font-style-asian="normal" style:font-style-complex="normal"/>
    </style:style>
    <style:style style:name="T23" style:family="text">
      <style:text-properties style:font-name="Times New Roman" fo:font-style="normal" officeooo:rsid="004a736a" style:font-style-asian="normal" style:font-style-complex="normal"/>
    </style:style>
    <style:style style:name="T24" style:family="text">
      <style:text-properties style:font-name="Times New Roman" fo:font-style="normal" officeooo:rsid="004e3ce9" style:font-style-asian="normal" style:font-style-complex="normal"/>
    </style:style>
    <style:style style:name="T25" style:family="text">
      <style:text-properties style:font-name="Times New Roman" fo:font-style="normal" officeooo:rsid="004eb07f" style:font-style-asian="normal" style:font-style-complex="normal"/>
    </style:style>
    <style:style style:name="T26" style:family="text">
      <style:text-properties style:font-name="Times New Roman" fo:font-style="normal" officeooo:rsid="0050aa85" style:font-style-asian="normal" style:font-style-complex="normal"/>
    </style:style>
    <style:style style:name="T27" style:family="text">
      <style:text-properties style:font-name="Times New Roman" fo:font-style="normal" officeooo:rsid="0051b794" style:font-style-asian="normal" style:font-style-complex="normal"/>
    </style:style>
    <style:style style:name="T28" style:family="text">
      <style:text-properties style:font-name="Times New Roman" fo:font-style="normal" officeooo:rsid="005293cd" style:font-style-asian="normal" style:font-style-complex="normal"/>
    </style:style>
    <style:style style:name="T29" style:family="text">
      <style:text-properties style:font-name="Times New Roman" fo:font-style="normal" officeooo:rsid="0052c9b8" style:font-style-asian="normal" style:font-style-complex="normal"/>
    </style:style>
    <style:style style:name="T30" style:family="text">
      <style:text-properties style:font-name="Times New Roman" fo:font-style="normal" officeooo:rsid="005392a3" style:font-style-asian="normal" style:font-style-complex="normal"/>
    </style:style>
    <style:style style:name="T31" style:family="text">
      <style:text-properties style:font-name="Times New Roman" fo:font-style="normal" officeooo:rsid="0054c366" style:font-style-asian="normal" style:font-style-complex="normal"/>
    </style:style>
    <style:style style:name="T32" style:family="text">
      <style:text-properties style:font-name="Times New Roman" fo:font-style="normal" officeooo:rsid="0056686b" style:font-style-asian="normal" style:font-style-complex="normal"/>
    </style:style>
    <style:style style:name="T33" style:family="text">
      <style:text-properties style:font-name="Times New Roman" fo:font-style="normal" officeooo:rsid="00573851" style:font-style-asian="normal" style:font-style-complex="normal"/>
    </style:style>
    <style:style style:name="T34" style:family="text">
      <style:text-properties style:font-name="Times New Roman" fo:font-style="normal" officeooo:rsid="005776f4" style:font-style-asian="normal" style:font-style-complex="normal"/>
    </style:style>
    <style:style style:name="T35" style:family="text">
      <style:text-properties style:font-name="Times New Roman" fo:font-style="normal" officeooo:rsid="0058c80c" style:font-style-asian="normal" style:font-style-complex="normal"/>
    </style:style>
    <style:style style:name="T36" style:family="text">
      <style:text-properties style:font-name="Times New Roman" fo:font-style="normal" officeooo:rsid="005b1bb9" style:font-style-asian="normal" style:font-style-complex="normal"/>
    </style:style>
    <style:style style:name="T37" style:family="text">
      <style:text-properties style:font-name="Times New Roman" fo:font-style="normal" officeooo:rsid="005c26c1" style:font-style-asian="normal" style:font-style-complex="normal"/>
    </style:style>
    <style:style style:name="T38" style:family="text">
      <style:text-properties style:font-name="Times New Roman" fo:font-style="normal" officeooo:rsid="006097bb" style:font-style-asian="normal" style:font-style-complex="normal"/>
    </style:style>
    <style:style style:name="T39" style:family="text">
      <style:text-properties style:font-name="Times New Roman" fo:font-style="normal" officeooo:rsid="00627951" style:font-style-asian="normal" style:font-style-complex="normal"/>
    </style:style>
    <style:style style:name="T40" style:family="text">
      <style:text-properties style:font-name="Times New Roman" fo:font-style="normal" officeooo:rsid="006402f0" style:font-style-asian="normal" style:font-style-complex="normal"/>
    </style:style>
    <style:style style:name="T41" style:family="text">
      <style:text-properties style:font-name="Times New Roman" fo:font-style="normal" officeooo:rsid="0065d6b3" style:font-style-asian="normal" style:font-style-complex="normal"/>
    </style:style>
    <style:style style:name="T42" style:family="text">
      <style:text-properties style:font-name="Times New Roman" fo:font-style="normal" officeooo:rsid="0067b0f9" style:font-style-asian="normal" style:font-style-complex="normal"/>
    </style:style>
    <style:style style:name="T43" style:family="text">
      <style:text-properties style:font-name="Times New Roman" fo:font-style="normal" officeooo:rsid="0068dbc5" style:font-style-asian="normal" style:font-style-complex="normal"/>
    </style:style>
    <style:style style:name="T44" style:family="text">
      <style:text-properties style:font-name="Times New Roman" fo:font-style="normal" officeooo:rsid="00697056" style:font-style-asian="normal" style:font-style-complex="normal"/>
    </style:style>
    <style:style style:name="T45" style:family="text">
      <style:text-properties style:font-name="Times New Roman" fo:font-style="normal" officeooo:rsid="00746f17" style:font-style-asian="normal" style:font-style-complex="normal"/>
    </style:style>
    <style:style style:name="T46" style:family="text">
      <style:text-properties style:font-name="Times New Roman" fo:font-style="normal" officeooo:rsid="0075c8ec" style:font-style-asian="normal" style:font-style-complex="normal"/>
    </style:style>
    <style:style style:name="T47" style:family="text">
      <style:text-properties style:font-name="Times New Roman" fo:font-style="normal" officeooo:rsid="0075d475" style:font-style-asian="normal" style:font-style-complex="normal"/>
    </style:style>
    <style:style style:name="T48" style:family="text">
      <style:text-properties style:font-name="Times New Roman" fo:font-style="normal" officeooo:rsid="00779211" style:font-style-asian="normal" style:font-style-complex="normal"/>
    </style:style>
    <style:style style:name="T49" style:family="text">
      <style:text-properties style:font-name="Times New Roman" fo:font-style="normal" officeooo:rsid="00785c9d" style:font-style-asian="normal" style:font-style-complex="normal"/>
    </style:style>
    <style:style style:name="T50" style:family="text">
      <style:text-properties style:font-name="Times New Roman" fo:font-style="normal" officeooo:rsid="00794501" style:font-style-asian="normal" style:font-style-complex="normal"/>
    </style:style>
    <style:style style:name="T51" style:family="text">
      <style:text-properties style:font-name="Times New Roman" fo:font-style="normal" officeooo:rsid="007a1900" style:font-style-asian="normal" style:font-style-complex="normal"/>
    </style:style>
    <style:style style:name="T52" style:family="text">
      <style:text-properties style:font-name="Times New Roman" fo:font-style="normal" officeooo:rsid="007b306f" style:font-style-asian="normal" style:font-style-complex="normal"/>
    </style:style>
    <style:style style:name="T53" style:family="text">
      <style:text-properties style:font-name="Times New Roman" fo:font-style="normal" officeooo:rsid="007d2675" style:font-style-asian="normal" style:font-style-complex="normal"/>
    </style:style>
    <style:style style:name="T54" style:family="text">
      <style:text-properties style:font-name="Times New Roman" fo:font-style="normal" officeooo:rsid="007f7f3b" style:font-style-asian="normal" style:font-style-complex="normal"/>
    </style:style>
    <style:style style:name="T55" style:family="text">
      <style:text-properties style:font-name="Times New Roman" fo:font-style="normal" officeooo:rsid="0080505f" style:font-style-asian="normal" style:font-style-complex="normal"/>
    </style:style>
    <style:style style:name="T56" style:family="text">
      <style:text-properties style:font-name="Times New Roman" fo:font-style="normal" officeooo:rsid="0081c1b2" style:font-style-asian="normal" style:font-style-complex="normal"/>
    </style:style>
    <style:style style:name="T57" style:family="text">
      <style:text-properties style:font-name="Times New Roman" officeooo:rsid="0044904b"/>
    </style:style>
    <style:style style:name="T58" style:family="text">
      <style:text-properties style:font-name="Times New Roman" officeooo:rsid="004ce24a"/>
    </style:style>
    <style:style style:name="T59" style:family="text">
      <style:text-properties style:font-name="Times New Roman" officeooo:rsid="005293cd"/>
    </style:style>
    <style:style style:name="T60" style:family="text">
      <style:text-properties officeooo:rsid="004e3ce9"/>
    </style:style>
    <style:style style:name="T61" style:family="text">
      <style:text-properties officeooo:rsid="006c4610"/>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
      <text:p text:style-name="P22"/>
      <text:p text:style-name="P22"/>
      <text:p text:style-name="P22">Programme de diffu<text:span text:style-name="T2">s</text:span>ion audio en <text:span text:style-name="T1">multicast</text:span></text:p>
      <text:p text:style-name="P26">Spécification fonctionnel</text:p>
      <text:p text:style-name="P2"><text:span text:style-name="T3">Auteurs : Luxon JEAN-PIERRE, </text:span>Kenny-Eric Rabarisoanaivo</text:p>
      <text:p text:style-name="P3"><text:span text:style-name="T4">Dernière mise à jour : </text:span><text:span text:style-name="T4"><text:date style:data-style-name="N76" text:date-value="2016-10-03T15:01:59.807999697" text:fixed="true">3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Sommaire</text:p>
          </text:index-title>
          <text:p text:style-name="P28"><text:a xlink:type="simple" xlink:href="#__RefHeading___Toc841_1471568174" text:style-name="Index_20_Link" text:visited-style-name="Index_20_Link">Aperçu<text:tab/>3</text:a></text:p>
          <text:p text:style-name="P28"><text:a xlink:type="simple" xlink:href="#__RefHeading___Toc1598_1471568174" text:style-name="Index_20_Link" text:visited-style-name="Index_20_Link">Scénarios d’utilisation<text:tab/>4</text:a></text:p>
          <text:p text:style-name="P28"><text:a xlink:type="simple" xlink:href="#__RefHeading___Toc430_2072244582" text:style-name="Index_20_Link" text:visited-style-name="Index_20_Link">Non-buts<text:tab/>5</text:a></text:p>
        </text:index-body>
      </text:table-of-content>
      <text:h text:style-name="P30" text:outline-level="1"/>
      <text:h text:style-name="P31" text:outline-level="1"><text:bookmark-start text:name="__RefHeading___Toc841_1471568174"/>Aperçu<text:bookmark-end text:name="__RefHeading___Toc841_1471568174"/></text:h>
      <text:p text:style-name="P4"/>
      <text:p text:style-name="P5"><text:tab/><text:span text:style-name="T7">AudioMulticast</text:span><text:span text:style-name="T5"> (nom provisoire) est un programme d’écoute musicale en diffusion multipoint</text:span><text:span text:style-name="T5"><text:note text:id="ftn1" text:note-class="footnote"><text:note-citation>1</text:note-citation><text:note-body><text:p text:style-name="P24">Multicast pour les anglophiles</text:p></text:note-body></text:note></text:span><text:span text:style-name="T5"> entre smartphones</text:span>.</text:p>
      <text:p text:style-name="P21"><text:span text:style-name="T6"><text:tab/>Ce document ne prétend nullement être complet, ni exempt de fautes ou d’imprécisions. </text:span><text:span text:style-name="T8">Il peut être sujet à diverses </text:span><text:span text:style-name="T9">corrections</text:span><text:span text:style-name="T8"> durant le développement du produit.</text:span></text:p>
      <text:p text:style-name="P9">Ici ne sera abordés que la partie fonctionnelle de l’application, c’est-à-dire son fonctionnement du point de vue utilisateur. Ne seront donc pas abordées tout ce qui concerne l’architecture, les algorithmes utilisés, ainsi que les protocoles de communication entre les smartphones. Ces points seront abordés dans le document de spécification technique.</text:p>
      <text:h text:style-name="P32" text:outline-level="1"><text:bookmark-start text:name="__RefHeading___Toc1598_1471568174"/>Scénarios d’utilisation<text:bookmark-end text:name="__RefHeading___Toc1598_1471568174"/></text:h>
      <text:p text:style-name="P7"/>
      <text:p text:style-name="P8">Cette partie traite de plusieurs scénarios d’utilisation possibles de l’application.</text:p>
      <text:p text:style-name="P10">Par ailleurs, les personnages indiqués sont purement fictifs. Toutes ressemblance avec des personnes réelle est purement fortuite.</text:p>
      <text:p text:style-name="P7"/>
      <text:p text:style-name="P6">Scenario 1 : Alice <text:span text:style-name="T60">et Bob (et les autres...)</text:span>.</text:p>
      <text:p text:style-name="P12"><text:span text:style-name="T10"><text:tab/>Alice </text:span><text:span text:style-name="T59">vient de télécharger un nouvel album (libre de droit bien sûr) et l’a mis sur son téléphone. Elle</text:span><text:span text:style-name="T10"> veut diffuser </text:span><text:span text:style-name="T11">sa musique afin que son ami Bob, </text:span><text:span text:style-name="T58">ainsi que ces chère camarades de promo,</text:span><text:span text:style-name="T11"> puisse</text:span><text:span text:style-name="T58">nt</text:span><text:span text:style-name="T11"> écouter. </text:span><text:span text:style-name="T12">Pour cela, elle </text:span><text:span text:style-name="T57">lance</text:span><text:span text:style-name="T12"> l’application </text:span><text:span text:style-name="T13">AudioMulticast</text:span><text:span text:style-name="T15"> </text:span><text:span text:style-name="T16">et sélectionne dans le menu principal l’option de diffusion. En supposant qu’elle ait activé le mode de communication approprié</text:span><text:span text:style-name="T16"><text:note text:id="ftn2" text:note-class="footnote"><text:note-citation>2</text:note-citation><text:note-body><text:p text:style-name="P23">La question du mode de communication sera abordée dans la spécification technique</text:p></text:note-body></text:note></text:span><text:span text:style-name="T16"> pour diffuser sa musique (dans le cas cas contraire, </text:span><text:span text:style-name="T21">elle sera invitée </text:span><text:span text:style-name="T16">à le faire), elle défini</text:span><text:span text:style-name="T19">t</text:span><text:span text:style-name="T16"> </text:span><text:span text:style-name="T17">la liste de titres musicaux depuis son répertoire musical local au téléphone, </text:span><text:span text:style-name="T33">en sélectionnant les titres de l’album a diffuser</text:span><text:span text:style-name="T17">. </text:span><text:span text:style-name="T18">Un fois la liste sélectionnée, </text:span><text:span text:style-name="T19">elle lance la diffusion en </text:span><text:span text:style-name="T20">sélectionnant</text:span><text:span text:style-name="T19"> l’option prévu à cette effet. </text:span><text:span text:style-name="T42">En tant qu’utilisatrice du téléphone diffuseur, Alice est libre d’arrêter la diffusion et de fermer la connexion à tout moment.</text:span></text:p>
      <text:p text:style-name="P15"><text:span text:style-name="T14"><text:tab/>Bob, </text:span><text:span text:style-name="T25">de son côté,</text:span><text:span text:style-name="T14"> veut écouter </text:span><text:span text:style-name="T28">le nouvelle album</text:span><text:span text:style-name="T14"> qu’Alice possède sur son téléphone, mais ne veut pas obtenir une copie des fichiers sur son appareil, faute de place dans sa mémoire. Il décide donc de télécharger l’application </text:span><text:span text:style-name="T13">AudioMulticast</text:span><text:span text:style-name="T15">, </text:span><text:span text:style-name="T14">chaudement recommandée par Alice. </text:span><text:span text:style-name="T54">L</text:span><text:span text:style-name="T22">’application recherche les possibles serveurs de diffusion. Après un moment d’attente, Bo</text:span><text:span text:style-name="T54">b se retrouve dans l’écran d’accueil </text:span><text:span text:style-name="T55">avec la liste des diffuseur</text:span><text:span text:style-name="T22">. En voyant celui d’Alice, il sélectionne l’entrée correspondante, et peut </text:span><text:span text:style-name="T23">enfin écouter sa musique. </text:span><text:span text:style-name="T41">Durant l’écoute, Bob peut à tout moment mettre en pause, ou arrêter l’écoute.</text:span></text:p>
      <text:p text:style-name="P11"/>
      <text:p text:style-name="P13"><text:span text:style-name="T19">S</text:span><text:span text:style-name="T23">cenario </text:span><text:span text:style-name="T38">2</text:span><text:span text:style-name="T23"> : </text:span><text:span text:style-name="T24">David </text:span><text:span text:style-name="T26">et Éloïse</text:span><text:span text:style-name="T23">.</text:span></text:p>
      <text:p text:style-name="P29"><text:span text:style-name="T23"><text:tab/></text:span><text:span text:style-name="T27">David, </text:span><text:span text:style-name="T29">est un compositeur du dimanche. </text:span><text:span text:style-name="T30">Il</text:span><text:span text:style-name="T29"> adore passer ton temps a composer de nouveau titres, </text:span><text:span text:style-name="T31">même s’il n’a as trop de </text:span><text:span text:style-name="T32">succès</text:span><text:span text:style-name="T31">, mais peut importe</text:span><text:span text:style-name="T29">. Fière de son travail, il</text:span><text:span text:style-name="T27"> veut diffuser s</text:span><text:span text:style-name="T29">es </text:span><text:span text:style-name="T32">chefs-d’œuvre</text:span><text:span text:style-name="T27"> à Éloïse, mais ne veut donc pas que quiconque d’autre, mis à part </text:span><text:span text:style-name="T30">elle</text:span><text:span text:style-name="T27">, puisse écouter. Il lance l’application </text:span><text:span text:style-name="T13">AudioMulticast</text:span><text:span text:style-name="T15">, </text:span><text:span text:style-name="T27">puis sélectionne l’option de diffusion privé. </text:span><text:span text:style-name="T16">En supposant qu’</text:span><text:span text:style-name="T45">il </text:span><text:span text:style-name="T16">ait activé le mode de communication approprié pour diffuser sa musique,</text:span><text:span text:style-name="T33"> </text:span><text:span text:style-name="T49">i</text:span><text:span text:style-name="T34">l sélectionne ses titres a diffuser</text:span><text:span text:style-name="T17"> depuis son répertoire local </text:span><text:span text:style-name="T34">à son téléphone, </text:span><text:span text:style-name="T50">et doit saisir un mot de passe pour limiter l’accès au flux par les téléphones clients </text:span><text:span text:style-name="T51">pour permettre la diffusion</text:span><text:span text:style-name="T34">.</text:span><text:span text:style-name="T35"> </text:span><text:span text:style-name="T52">Cette</text:span><text:span text:style-name="T43"> diffusion </text:span><text:span text:style-name="T46">peut être arrêté </text:span><text:span text:style-name="T47">à tou</text:span><text:span text:style-name="T48">t</text:span><text:span text:style-name="T47"> moment</text:span><text:span text:style-name="T43"> si nécessaire.</text:span></text:p>
      <text:p text:style-name="P14"><text:span text:style-name="T35"><text:tab/></text:span><text:span text:style-name="T17"> </text:span><text:span text:style-name="T36">Éloïse, audiophile qu’elle est, est très curieuse de découvrir les nouveaux titres de David. Elle lance donc l’application et </text:span><text:span text:style-name="T56">tombe sur la liste des diffuseur. Le diffuseur de David est bien présent mais il est précisé que le diffuseur est privé, et requiert un mot de passe</text:span><text:span text:style-name="T36">. </text:span><text:span text:style-name="T37">Après avoir </text:span><text:span text:style-name="T53">sélectionné l’entrée </text:span><text:span text:style-name="T37">relative au téléphone hôte </text:span><text:span text:style-name="T39">de David, </text:span><text:span text:style-name="T53">puis saisi le mot de passe pour recevoir les flux,</text:span><text:span text:style-name="T37"> </text:span><text:span text:style-name="T40">elle lance l’écoute. </text:span><text:span text:style-name="T44">Éloïse peut à tout moment mettre en pause ou arrêter d’écouter.</text:span></text:p>
      <text:h text:style-name="P33" text:outline-level="1"><text:bookmark-start text:name="__RefHeading___Toc430_2072244582"/>Non-buts<text:bookmark-end text:name="__RefHeading___Toc430_2072244582"/></text:h>
      <text:p text:style-name="P18"/>
      <text:p text:style-name="P17">— L’ application <text:span text:style-name="T61">(côté « serveur</text:span><text:span text:style-name="T61"><text:note text:id="ftn4" text:note-class="footnote"><text:note-citation>3</text:note-citation><text:note-body><text:p text:style-name="P25">Téléphone hôte</text:p></text:note-body></text:note></text:span><text:span text:style-name="T61"> »)</text:span> ne permet pas la « mise en pause » d’une diffusion.</text:p>
      <text:p text:style-name="P16">— L’ application <text:span text:style-name="T61">(côté « client »)</text:span> en mode écoute ne permettra pas le contrôle du direct <text:span text:style-name="T61">(pas de retour en arrière)</text:span>.</text:p>
      <text:p text:style-name="P20">— Un téléphone client ne communiquera pas avec les autres clients d’un appareil hôte, même si l’hôte est le même.</text:p>
      <text:p text:style-name="P19">— Pas de partage de fich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9c4c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e diffusion en Multicast<text:tab/><text:page-number text:select-page="current">3</text:page-number> sur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0:43:31.317000000</meta:creation-date>
    <dc:date>2016-10-04T20:32:17.241000000</dc:date>
    <meta:editing-duration>PT10H49M51S</meta:editing-duration>
    <meta:editing-cycles>110</meta:editing-cycles>
    <meta:generator>LibreOffice/5.1.5.2$Windows_x86 LibreOffice_project/7a864d8825610a8c07cfc3bc01dd4fce6a9447e5</meta:generator>
    <meta:document-statistic meta:table-count="0" meta:image-count="0" meta:object-count="0" meta:page-count="5" meta:paragraph-count="30" meta:word-count="678" meta:character-count="4341" meta:non-whitespace-character-count="3681"/>
  </office:meta>
</office:document-meta>
</file>

<file path=VersionList.xml><?xml version="1.0" encoding="utf-8"?>
<VL:version-list xmlns:dc="http://purl.org/dc/elements/1.1/" xmlns:VL="http://openoffice.org/2001/versions-list">
  <VL:version-entry VL:title="Version1" VL:comment="Initial commit" VL:creator="" dc:date-time="2016-10-03T15:05:26"/>
  <VL:version-entry VL:title="Version2" VL:comment="New part : Aperçu" VL:creator="" dc:date-time="2016-10-03T15:25:44"/>
  <VL:version-entry VL:title="Version3" VL:comment="New part: Scenarios" VL:creator="" dc:date-time="2016-10-03T16:05:11"/>
  <VL:version-entry VL:title="Version4" VL:comment="New scenario + update" VL:creator="" dc:date-time="2016-10-03T16:41:32"/>
  <VL:version-entry VL:title="Version5" VL:comment="New part: Non-buts" VL:creator="" dc:date-time="2016-10-03T21:59:48"/>
  <VL:version-entry VL:title="Version6" VL:comment="Modification in Scenarios" VL:creator="" dc:date-time="2016-10-04T18:28:31"/>
  <VL:version-entry VL:title="Version7" VL:comment="Scenario: update" VL:creator="" dc:date-time="2016-10-04T20:32:17"/>
</VL:version-list>
</file>